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 UI ExtraCondensed" svg:font-family="'Noto Sans Devanagari UI ExtraCondensed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17b29" officeooo:paragraph-rsid="00017b29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17b29" officeooo:paragraph-rsid="00017b29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officeooo:rsid="00017b29" officeooo:paragraph-rsid="00017b29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officeooo:rsid="00017b29" officeooo:paragraph-rsid="000386c7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rsid="00017b29" officeooo:paragraph-rsid="00017b2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2cfa5" officeooo:paragraph-rsid="0002cfa5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officeooo:rsid="00031ea4" officeooo:paragraph-rsid="00031ea4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fo:color="#000000" loext:opacity="100%" style:font-name="Times New Roman" officeooo:rsid="00017b29" officeooo:paragraph-rsid="00031ea4"/>
    </style:style>
    <style:style style:name="P9" style:family="paragraph" style:parent-style-name="Heading_20_3">
      <style:text-properties style:font-name="Times New Roman"/>
    </style:style>
    <style:style style:name="P10" style:family="paragraph" style:parent-style-name="Heading_20_3">
      <style:text-properties style:font-name="Times New Roman" fo:font-size="12pt" style:font-size-asian="14pt" style:font-size-complex="14pt"/>
    </style:style>
    <style:style style:name="P1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style:font-name="Times New Roman" fo:font-size="12pt" style:font-size-asian="18pt" style:font-size-complex="18pt"/>
    </style:style>
    <style:style style:name="P15" style:family="paragraph" style:parent-style-name="Heading_20_1">
      <style:paragraph-properties fo:text-align="justify" style:justify-single-word="false"/>
      <style:text-properties style:font-name="Times New Roman" fo:font-size="12pt" style:font-size-asian="18pt" style:font-size-complex="18pt"/>
    </style:style>
    <style:style style:name="P16" style:family="paragraph" style:parent-style-name="Heading_20_1">
      <style:paragraph-properties fo:text-align="justify" style:justify-single-word="false"/>
      <style:text-properties style:font-name="Times New Roman"/>
    </style:style>
    <style:style style:name="P17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Heading_20_2">
      <style:text-properties style:font-name="Times New Roman" fo:font-size="12pt" fo:font-weight="normal" style:font-size-asian="16pt" style:font-weight-asian="normal" style:font-size-complex="16pt" style:font-weight-complex="normal"/>
    </style:style>
    <style:style style:name="P19" style:family="paragraph" style:parent-style-name="Heading_20_2">
      <style:text-properties style:font-name="Times New Roman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weight="bold" officeooo:rsid="0006e130" officeooo:paragraph-rsid="0006e130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17b29" officeooo:paragraph-rsid="00017b29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officeooo:rsid="00017b29" officeooo:paragraph-rsid="00017b29"/>
    </style:style>
    <style:style style:name="P23" style:family="paragraph" style:parent-style-name="Standard">
      <style:paragraph-properties fo:text-align="justify" style:justify-single-word="false"/>
      <style:text-properties style:font-name="Times New Roman" officeooo:rsid="00017b29" officeooo:paragraph-rsid="00017b29"/>
    </style:style>
    <style:style style:name="P24" style:family="paragraph" style:parent-style-name="Standard">
      <style:paragraph-properties fo:text-align="justify" style:justify-single-word="false"/>
      <style:text-properties style:font-name="Times New Roman" officeooo:rsid="00017b29" officeooo:paragraph-rsid="0006f0c0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officeooo:rsid="00017b29" officeooo:paragraph-rsid="00017b29"/>
    </style:style>
    <style:style style:name="P2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officeooo:rsid="00017b29" officeooo:paragraph-rsid="00017b29"/>
    </style:style>
    <style:style style:name="P27" style:family="paragraph" style:parent-style-name="Standard" style:master-page-name="">
      <loext:graphic-properties draw:fill="none"/>
      <style:paragraph-properties fo:margin-left="7.5cm" fo:margin-right="0cm" fo:text-align="justify" style:justify-single-word="false" fo:text-indent="0cm" style:auto-text-indent="false" style:page-number="auto" fo:background-color="transparent"/>
      <style:text-properties style:font-name="Times New Roman" fo:font-size="10pt" officeooo:rsid="00017b29" officeooo:paragraph-rsid="0004c7a1" style:font-size-asian="10pt" style:font-size-complex="10pt"/>
    </style:style>
    <style:style style:name="P28" style:family="paragraph" style:parent-style-name="Standard">
      <loext:graphic-properties draw:fill="none"/>
      <style:paragraph-properties fo:margin-left="7.5cm" fo:margin-right="0cm" fo:text-align="justify" style:justify-single-word="false" fo:text-indent="0cm" style:auto-text-indent="false" fo:background-color="transparent"/>
      <style:text-properties style:font-name="Times New Roman" fo:font-size="10pt" officeooo:rsid="00017b29" officeooo:paragraph-rsid="0004c7a1" style:font-size-asian="10pt" style:font-size-complex="10pt"/>
    </style:style>
    <style:style style:name="P29" style:family="paragraph" style:parent-style-name="Standard">
      <loext:graphic-properties draw:fill="none"/>
      <style:paragraph-properties fo:margin-left="7.5cm" fo:margin-right="0cm" fo:text-align="justify" style:justify-single-word="false" fo:text-indent="0cm" style:auto-text-indent="false" fo:background-color="transparent"/>
      <style:text-properties style:font-name="Times New Roman" fo:font-size="10pt" officeooo:rsid="00048909" officeooo:paragraph-rsid="0004c7a1" style:font-size-asian="10pt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weight="normal" officeooo:rsid="00017b29" officeooo:paragraph-rsid="00017b29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officeooo:rsid="00052617" officeooo:paragraph-rsid="00052617"/>
    </style:style>
    <style:style style:name="P32" style:family="paragraph" style:parent-style-name="Standard">
      <style:paragraph-properties fo:text-align="justify" style:justify-single-word="false"/>
      <style:text-properties style:font-name="Times New Roman" officeooo:rsid="0006f0c0" officeooo:paragraph-rsid="0006f0c0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officeooo:rsid="00031ea4" officeooo:paragraph-rsid="00031ea4"/>
    </style:style>
    <style:style style:name="P3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officeooo:rsid="00031ea4" officeooo:paragraph-rsid="00031ea4"/>
    </style:style>
    <style:style style:name="P3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officeooo:rsid="00031ea4" officeooo:paragraph-rsid="00031ea4"/>
    </style:style>
    <style:style style:name="P36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031ea4" officeooo:paragraph-rsid="00031ea4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031ea4" officeooo:paragraph-rsid="0009b1cc"/>
    </style:style>
    <style:style style:name="P3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officeooo:rsid="00031ea4" officeooo:paragraph-rsid="000d03fd"/>
    </style:style>
    <style:style style:name="P3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officeooo:rsid="00031ea4" officeooo:paragraph-rsid="000d03fd"/>
    </style:style>
    <style:style style:name="T1" style:family="text">
      <style:text-properties officeooo:rsid="0002cfa5"/>
    </style:style>
    <style:style style:name="T2" style:family="text">
      <style:text-properties officeooo:rsid="00031ea4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31ea4"/>
    </style:style>
    <style:style style:name="T5" style:family="text">
      <style:text-properties fo:color="#000000" loext:opacity="100%" officeooo:rsid="000cbf0c"/>
    </style:style>
    <style:style style:name="T6" style:family="text">
      <style:text-properties officeooo:rsid="000386c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4c7a1"/>
    </style:style>
    <style:style style:name="T9" style:family="text">
      <style:text-properties officeooo:rsid="0006f0c0"/>
    </style:style>
    <style:style style:name="T10" style:family="text">
      <style:text-properties officeooo:rsid="00081bd2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normal" style:font-size-asian="16pt" style:font-weight-asian="normal" style:font-size-complex="16pt" style:font-weight-complex="normal"/>
    </style:style>
    <style:style style:name="T13" style:family="text">
      <style:text-properties officeooo:rsid="0009b1cc"/>
    </style:style>
    <style:style style:name="T14" style:family="text">
      <style:text-properties officeooo:rsid="000ac43a"/>
    </style:style>
    <style:style style:name="T15" style:family="text">
      <style:text-properties officeooo:rsid="000cbf0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ÇO PÚBLICO FEDERAL</text:p>
      <text:p text:style-name="P1">MINISTÉRIO DA EDUCAÇÃO</text:p>
      <text:p text:style-name="P1">INSTITUTO FEDERAL DE EDUCAÇÃO, CIÊNCIA E TECNOLOGIA DO PARÁ CAMPUS ÓBIDOS</text:p>
      <text:p text:style-name="P1"/>
      <text:p text:style-name="P1"/>
      <text:p text:style-name="P1">MÁRCIO AUGUSTO BENTES MOD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7">ANTEPROJETO TCC – OS CONTOS AMAZÔNICOS: Uma aventura Game Literária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ÓBIDOS – PA </text:p>
      <text:p text:style-name="P1">2024</text:p>
      <text:p text:style-name="P1"><text:soft-page-break/>MÁRCIO AUGUSTO BENTES MOD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NTEPROJETO TCC – OS CONTOS AMAZÔNICOS: Uma aventura Game Literária</text:p>
      <text:p text:style-name="P1"/>
      <text:p text:style-name="P27">Trabalho de Conclusão de Curso apresentando ao Instituto Federal de Educação, Ciência e Tecnologia do Pará, Campus Óbidos para obtenção do grau d<text:span text:style-name="T8">a</text:span> <text:span text:style-name="T8">Graduação em Análise e</text:span> Desenvolvimento de Sistemas Integrado ao Ensino Médio.</text:p>
      <text:p text:style-name="P28"/>
      <text:p text:style-name="P28"><text:span text:style-name="T7">Orientador:</text:span> </text:p>
      <text:p text:style-name="P29"><text:span text:style-name="T7">Coorientador: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ÓBIDOS – PA </text:p>
      <text:p text:style-name="P1">2024</text:p>
      <text:p text:style-name="P2"><text:soft-page-break/></text:p>
      <text:p text:style-name="P6">AGRADECIMEN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0">RESUMO</text:p>
      <text:p text:style-name="P20"/>
      <text:p text:style-name="P20"/>
      <text:p text:style-name="P20"/>
      <text:p text:style-name="P24">O projeto em estudo foca na adaptação textual da obra "Os Contos Amazônicos" de Inglês de Souza em um game, com o objetivo de analisar sua influência e eficácia como forma de comunicação na comunidade escolar de Óbidos, no Pará. Os contos retratam a cidade de Óbidos, expressando as características populares da pequena cidade e refletindo sobre seus valores e mudanças inerentes. Os personagens extraordinários nas obras de Inglês de Souza desempenham um papel relevante na construção desses valores educacionais familiares. Esses elementos ficcionais e extraordinários não são simples produtos da imaginação do autor, mas representam abstrações de uma realidade simbólica. A pesquisa questiona qual é a influência desses personagens extraordinários no processo educacional familiar da sociedade obidense atual. A interação imersiva proporcionada pelos jogos incentiva novos leitores e contribui para a solidificação dos valores patrimoniais, culturais e simbólicos da comunidade. O método utilizado envolve a análise literária e a memória coletiva das presenças desses personagens na sociedade de Óbidos. A transformação da literatura em um game visa disponibilizar a obra em executáveis de multiplataforma, distribuídos nas escolas do município. Será observada a interação e imersão dos alunos no conhecimento da obra de Inglês de Souza. Essa adaptação da literatura naturalista do século XIX em jogos atende à nova geração de leitores obidenses, promovendo o reconhecimento e a valorização do autor e de sua obra.</text:p>
      <text:p text:style-name="P2"/>
      <text:p text:style-name="P32"><text:span text:style-name="T7">Palavras-chaves</text:span>: Adaptação textual; Comunidade escolar; Valorização cultural; Gam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1"><text:a xlink:type="simple" xlink:href="#__RefHeading___Toc6988_3503651034" text:style-name="Index_20_Link" text:visited-style-name="Index_20_Link">INTRODUÇÃO<text:tab/>6</text:a></text:p>
          <text:p text:style-name="P12"><text:a xlink:type="simple" xlink:href="#__RefHeading___Toc6990_3503651034" text:style-name="Index_20_Link" text:visited-style-name="Index_20_Link">OBJETIVOS<text:tab/>7</text:a></text:p>
          <text:p text:style-name="P13"><text:a xlink:type="simple" xlink:href="#__RefHeading___Toc6992_3503651034" text:style-name="Index_20_Link" text:visited-style-name="Index_20_Link">Objetivos Gerais<text:tab/>7</text:a></text:p>
          <text:p text:style-name="P13"><text:a xlink:type="simple" xlink:href="#__RefHeading___Toc6994_3503651034" text:style-name="Index_20_Link" text:visited-style-name="Index_20_Link">Objetivos Específicos<text:tab/>7</text:a></text:p>
          <text:p text:style-name="P12"><text:a xlink:type="simple" xlink:href="#__RefHeading___Toc6996_3503651034" text:style-name="Index_20_Link" text:visited-style-name="Index_20_Link">PROBLEMÁTICA<text:tab/>7</text:a></text:p>
          <text:p text:style-name="P12"><text:a xlink:type="simple" xlink:href="#__RefHeading___Toc6998_3503651034" text:style-name="Index_20_Link" text:visited-style-name="Index_20_Link">HIPÓTESE<text:tab/>8</text:a></text:p>
          <text:p text:style-name="P12"><text:a xlink:type="simple" xlink:href="#__RefHeading___Toc7000_3503651034" text:style-name="Index_20_Link" text:visited-style-name="Index_20_Link">JUSTIFICATIVA<text:tab/>8</text:a></text:p>
          <text:p text:style-name="P11"><text:a xlink:type="simple" xlink:href="#__RefHeading___Toc7394_3503651034" text:style-name="Index_20_Link" text:visited-style-name="Index_20_Link">FUNDAMENTAÇÃO TEÓRICA<text:tab/>8</text:a></text:p>
          <text:p text:style-name="P11"><text:a xlink:type="simple" xlink:href="#__RefHeading___Toc7002_3503651034" text:style-name="Index_20_Link" text:visited-style-name="Index_20_Link">METODOLOGIA<text:tab/>9</text:a></text:p>
          <text:p text:style-name="P11"><text:a xlink:type="simple" xlink:href="#__RefHeading___Toc7004_3503651034" text:style-name="Index_20_Link" text:visited-style-name="Index_20_Link">RESULTADOS E DISCUSSÕES<text:tab/>9</text:a></text:p>
          <text:p text:style-name="P11"><text:a xlink:type="simple" xlink:href="#__RefHeading___Toc7006_3503651034" text:style-name="Index_20_Link" text:visited-style-name="Index_20_Link">CONSIDERAÇÕES FINAIS<text:tab/>9</text:a></text:p>
        </text:index-body>
      </text:table-of-content>
      <text:p text:style-name="P6"/>
      <text:p text:style-name="P2"/>
      <text:p text:style-name="P2"/>
      <text:p text:style-name="P2"/>
      <text:p text:style-name="P2"/>
      <text:p text:style-name="P6">LISTA DE FIGURAS</text:p>
      <text:p text:style-name="P2"/>
      <text:p text:style-name="P2"/>
      <text:p text:style-name="P2"/>
      <text:p text:style-name="P2"/>
      <text:p text:style-name="P2"/>
      <text:p text:style-name="P6">LISTA DE TABELAS</text:p>
      <text:p text:style-name="P2"/>
      <text:p text:style-name="P2"/>
      <text:p text:style-name="P2"/>
      <text:p text:style-name="P2"/>
      <text:p text:style-name="P2"/>
      <text:p text:style-name="P6">LISTA DE GRÁFICOS</text:p>
      <text:p text:style-name="P2"/>
      <text:p text:style-name="P2"/>
      <text:p text:style-name="P2"/>
      <text:p text:style-name="P2"/>
      <text:p text:style-name="P2"/>
      <text:p text:style-name="P2">Í<text:span text:style-name="T1">NDICES</text:span></text:p>
      <text:p text:style-name="P2"/>
      <text:p text:style-name="P2"/>
      <text:p text:style-name="P2"/>
      <text:p text:style-name="P2"/>
      <text:p text:style-name="P2"/>
      <text:p text:style-name="P2"/>
      <text:p text:style-name="P31">SIGLAS E ABREVIAÇÕES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16" text:outline-level="1"><text:bookmark-start text:name="__RefHeading___Toc6988_3503651034"/><text:span text:style-name="T11">INTRODUÇÃO</text:span><text:bookmark-end text:name="__RefHeading___Toc6988_3503651034"/></text:h>
      <text:p text:style-name="P8">O autor Obidense <text:span text:style-name="T2">Inglês de Souza</text:span>, <text:span text:style-name="T2">um dos </text:span>fundador<text:span text:style-name="T2">es</text:span> da ALB (Academia de Letras do Brasil) e introdutor do naturalismo no Brasil, tem um papel importante na construção sociocultural da educação de sua terra natal. As obras de Inglê<text:span text:style-name="T15">s</text:span> de Souza nos descrevem o cenário de Óbidos - PA no século XIX. O Autor concilia com muita destreza o preceito naturista, que tem como característica a ciência, com o mítico.</text:p>
      <text:p text:style-name="P4"><text:span text:style-name="T3">Os Contos Amazônicos são retratos da cidade de ÓBIDOS-PA. A impressão das expressões popular da pequena cidade é denotada pelo autor, obidense, em um sentido de preocupação no que tange os valores e suas inerentes mudanças. Nas obras do autor os personagens extraordinários tem um papel relevante na construção desses valores educacionais familiares obidenses. Estes aspectos ficcional e extraordinário na obra de Inglê</text:span><text:span text:style-name="T5">s</text:span><text:span text:style-name="T3"> de Souza, não são meros produtos da imaginação do autor, mas sim uma abstração de uma realidade simbólica. Então, qual é a influência desses personagens extraordinários no processo educacional familiar da atual sociedade obidense? Para isso, </text:span><text:span text:style-name="T4">partindo-se desse pressuposto</text:span><text:span text:style-name="T3"> que foi utilizado na</text:span> análise literária e memória coletiva das presenças desses personagens que fizeram e fazem parte da sociedade obidense.</text:p>
      <text:p text:style-name="P4">Neste momento foi indispensável o mapeamento populacional dos cidadãos em estudo. Buscamos <text:span text:style-name="T6">em um</text:span> “jogo de linguagem”, em cada contexto histórico, combinações de palavras, de atos, de atitudes ou de formas de comportamento que possibilita a compreensão do processo de “uso” da linguagem em sua totalidade em cada recorte temporal e espacial da cidade. Desse modo, conforme a citação <text:span text:style-name="T6">anterior</text:span> é por meio e “jogos de linguagem” encontraremos como os indivíduos aprenderam, na infância, a usar certas palavras ou expressões e de onde advêm. No que concerne à relevância dos “jogos de linguagem” é imensurável para este estudo, isto podemos confirmar na assertiva do auto<text:span text:style-name="T6">r</text:span>. </text:p>
      <text:p text:style-name="P4">A visão em documentos e relatos de como as relações se estabelecia e como o sentido das coisas era atrelado à linguagem, ajuda nos a traçar pontos fundíveis de conflitos culturais e conseguintes mapeá-los. Este resultado, estudos da linguagem da antiga cidade, contribui para solidificarmos um contexto histórico escolar na cidade obidense ou até mesmo para a capital Paraense, baseado em preceitos denotados de suas próprias raízes. Junto é claro, com uma linguagem mais jovem e moderna do Livro de Inglês de Souza. Buscamos em documentos e relatos populares todos os preceitos mitológicos. Cujo falta do reconhecimento <text:soft-page-break/>do Inglês de Souza como um autor que tenta trazer as características da Amazônia com a interação do leitor.</text:p>
      <text:h text:style-name="P17" text:outline-level="2"><text:bookmark-start text:name="__RefHeading___Toc6990_3503651034"/>OBJETIVOS<text:bookmark-end text:name="__RefHeading___Toc6990_3503651034"/></text:h>
      <text:h text:style-name="P10" text:outline-level="3"><text:bookmark-start text:name="__RefHeading___Toc6992_3503651034"/>Objetivos Gerais<text:bookmark-end text:name="__RefHeading___Toc6992_3503651034"/></text:h>
      <text:p text:style-name="P34">O objetivo <text:s/>deste estudo é investigar a influência e eficácia da adaptação textual da obra 'Os Contos Amazônicos' de Inglês de Souza <text:span text:style-name="T15">por meio de</text:span> um jogo, como forma de comunicação na comunidade escolar de Óbidos, no Pará. <text:s/></text:p>
      <text:h text:style-name="P9" text:outline-level="3"><text:bookmark-start text:name="__RefHeading___Toc6994_3503651034"/><text:span text:style-name="T11">Objetivos Específicos</text:span><text:bookmark-end text:name="__RefHeading___Toc6994_3503651034"/></text:h>
      <text:list xml:id="list469773312" text:style-name="L1">
        <text:list-item>
          <text:p text:style-name="P36">Realizar uma análise detalhada dos contos amazônicos de Inglês de Souza, identificando elementos culturais, históricos e simbólicos relevantes para a adaptação em um jogo, utilizando técnicas de documentação de game design.</text:p>
        </text:list-item>
        <text:list-item>
          <text:p text:style-name="P37">Elaborar uma documentação de game design abrangente, que inclua a concepção da narrativa, mecânicas de jogo, estética visual e sonora, com base nos resultados da análise dos contos e da pesquisa sobre a cultura local.</text:p>
        </text:list-item>
        <text:list-item>
          <text:p text:style-name="P36">Utilizar técnicas de modelagem de sistemas <text:span text:style-name="T13">e engenharia de software</text:span> para mapear os elementos chave dos contos e sua interação no jogo, garantindo uma representação fiel e significativa dos aspectos culturais e simbólicos da obra de Inglês de Souza.</text:p>
        </text:list-item>
        <text:list-item>
          <text:p text:style-name="P36">Avaliar o impacto da abordagem de adaptação da literatura em um jogo, destacando como as técnicas de documentação de game design, modelagem de sistemas <text:span text:style-name="T13">e técnicas de engenharia de software que</text:span> contribuíram para a riqueza da experiência de jogo e para o engajamento dos alunos.</text:p>
        </text:list-item>
      </text:list>
      <text:p text:style-name="P7"/>
      <text:h text:style-name="P19" text:outline-level="2"><text:bookmark-start text:name="__RefHeading___Toc6996_3503651034"/><text:span text:style-name="T12">PROBLEMÁTICA</text:span><text:bookmark-end text:name="__RefHeading___Toc6996_3503651034"/></text:h>
      <text:p text:style-name="P34">Diante do desinteresse dos jovens pela literatura naturalista e a consequente desvalorização da cultura literária obidense do século XIX, surge a necessidade de investigar estratégias eficazes para resgatar o interesse dos alunos por essa importante manifestação cultural e promover a valorização da herança literária local.</text:p>
      <text:p text:style-name="P7"/>
      <text:h text:style-name="P18" text:outline-level="2"><text:bookmark-start text:name="__RefHeading___Toc6998_3503651034"/>HIPÓTESE<text:bookmark-end text:name="__RefHeading___Toc6998_3503651034"/></text:h>
      <text:p text:style-name="P38"><text:span text:style-name="T14">Estude estudo segue no pressuposto da</text:span> transformação dos contos amazônicos de Inglês de Souza em um jogo interativo pode atrair o interesse dos jovens, proporcionando uma experiência imersiva e envolvente que estimula o engajamento com a literatura.</text:p>
      <text:p text:style-name="P39"><text:soft-page-break/><text:span text:style-name="T14">Assim como na i</text:span>ncorpor<text:span text:style-name="T14">ação de</text:span> elementos de gamificação, como pontos, recompensas e desafios, no processo de aprendizado da literatura naturalista pode tornar a experiência mais dinâmica e motivadora para os alunos.</text:p>
      <text:p text:style-name="P39"><text:span text:style-name="T14">Da mesma forma em i</text:span>ntegrar a leitura dos contos amazônicos de Inglês de Souza com outras disciplinas, como história e geografia, pode contextualizar a obra dentro do cenário histórico e cultural da região amazônica, tornando-a mais relevante e significativa para os estudantes.</text:p>
      <text:p text:style-name="P39"><text:span text:style-name="T14">Por fim, </text:span>Organizar eventos, como palestras, debates e visitas a locais históricos relacionados à obra de Inglês de Souza, pode despertar o interesse dos alunos pela literatura naturalista e pela cultura literária obidense do século XIX.</text:p>
      <text:p text:style-name="P7"/>
      <text:h text:style-name="P19" text:outline-level="2"><text:bookmark-start text:name="__RefHeading___Toc7000_3503651034"/><text:span text:style-name="T12">JUSTIFICATIVA</text:span><text:bookmark-end text:name="__RefHeading___Toc7000_3503651034"/></text:h>
      <text:p text:style-name="P26">Este estudo é viável e válido pois busca abordar um problema real enfrentado pela comunidade escolar de Óbidos, no Pará, onde o desinteresse pela literatura naturalista e a desvalorização da cultura literária local representam desafios significativos para o ensino e a promoção da leitura. Além disso, a proposta de adaptação dos contos amazônicos de Inglês de Souza em um jogo, aliada ao uso de técnicas de documentação de game design e modelagem de sistemas, representa uma abordagem inovadora e interdisciplinar para enfrentar esse problema, visando revitalizar o interesse dos jovens pela literatura e resgatar a valorização da herança literária obidense do século XIX.</text:p>
      <text:p text:style-name="P3"/>
      <text:p text:style-name="P3"/>
      <text:h text:style-name="P15" text:outline-level="1"><text:bookmark-start text:name="__RefHeading___Toc7394_3503651034"/>FUNDAMENTAÇÃO TEÓRICA<text:bookmark-end text:name="__RefHeading___Toc7394_3503651034"/></text:h>
      <text:p text:style-name="P3"/>
      <text:p text:style-name="P3"/>
      <text:p text:style-name="P3"/>
      <text:h text:style-name="P14" text:outline-level="1"><text:bookmark-start text:name="__RefHeading___Toc7002_3503651034"/>METODOLOGIA<text:bookmark-end text:name="__RefHeading___Toc7002_3503651034"/></text:h>
      <text:p text:style-name="P3"/>
      <text:p text:style-name="P3"/>
      <text:p text:style-name="P3"/>
      <text:h text:style-name="P14" text:outline-level="1"><text:bookmark-start text:name="__RefHeading___Toc7004_3503651034"/>RESULTADOS E DISCUSSÕES<text:bookmark-end text:name="__RefHeading___Toc7004_3503651034"/></text:h>
      <text:p text:style-name="P3"/>
      <text:p text:style-name="P3"><text:soft-page-break/></text:p>
      <text:h text:style-name="P14" text:outline-level="1"><text:bookmark-start text:name="__RefHeading___Toc7006_3503651034"/>CONSIDERAÇÕES FINAIS<text:bookmark-end text:name="__RefHeading___Toc7006_3503651034"/></text:h>
      <text:p text:style-name="P3"/>
      <text:p text:style-name="P3"/>
      <text:p text:style-name="P3"/>
      <text:p text:style-name="P3"/>
      <text:p text:style-name="P3"/>
      <text:p text:style-name="P21">REFERÊNCIAS <text:span text:style-name="T9">BIBLIOGRÁFICAS</text:span></text:p>
      <text:p text:style-name="P2"/>
      <text:p text:style-name="P2">ALONSO, Angela.Idéias em movimento: a geração 1870 na crise do Brasil Império. São Paulo: Paz e Terra, 2002.</text:p>
      <text:p text:style-name="P2"/>
      <text:p text:style-name="P2">BAUMAN, Z. O mal-estar da Pós-Modernidade. Rio de Janeiro: Jorge Zahar, 1998. </text:p>
      <text:p text:style-name="P2"/>
      <text:p text:style-name="P2">_______. Modernidade líquida. Rio de Janeiro: Jorge Zahar, 2001. _______. Amor líquido: Sobre fragilidade dos laços humanos. Rio de Janeiro: Jorge Zahar, 2004.</text:p>
      <text:p text:style-name="P2"/>
      <text:p text:style-name="P2">CASSIRER, Ernst. A filosofia do Iluminismo. Trad. Álvaro Cabral. São Paulo: UNICAMP, 1997. p. 19-134 e 315-366 </text:p>
      <text:p text:style-name="P2">_______.Ensaio sobre o Homem: introdução a uma filosofia da cultura humana. Trad. Tomas Rosa Bueno. São Paulo: Martins Fontes, 1994. </text:p>
      <text:p text:style-name="P2"/>
      <text:p text:style-name="P2">DURKHEIM, Émile.As regras do método sociológico.In:Durkheim. 2ª ed.Trad. de Margarida Garrido Esteves. São Paulo, Abril Cultural, 1983. (Coleção Os Pensadores)</text:p>
      <text:p text:style-name="P2"/>
      <text:p text:style-name="P2">DURKHEIM, Émile.Educação e sociologia. 10ª ed. Trad. de Lourenço Filho. São Paulo, Melhoramentos, 1975.</text:p>
      <text:p text:style-name="P2"/>
      <text:p text:style-name="P2">HALL, Stuart. A identidade cultural na pós-modernidade. 7ª ed. Rio de Janeiro: DP&amp;A, 2002. </text:p>
      <text:p text:style-name="P2"/>
      <text:p text:style-name="P2">OLIVEIRA, Ana Arlinda de; SPINDOLA, Arilma Maria de Almeida. Linguagens na</text:p>
      <text:p text:style-name="P2">Educação Infantil III: Literatura Infantil. Cuiabá: Edufmt, 2005</text:p>
      <text:p text:style-name="P2"/>
      <text:p text:style-name="P2">SOUSA, Inglês de. Contos Amazônicos. Ed. Martin Claret</text:p>
      <text:p text:style-name="P2"/>
      <text:p text:style-name="P2">VERENE, Donald Phillip Symbol, Myth and Culture: Essays and lectures of Ernst Cassirer 1935 - 1945. Ed.. New Haven London: Yale University Press, 1979.</text:p>
      <text:p text:style-name="P2"/>
      <text:p text:style-name="P2">VELLOSO, Mônica Pimenta. A literatura como espelho da nação. Estudos Históricos, v. 1, n° 2, p.239-63, 1988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 UI ExtraCondensed" svg:font-family="'Noto Sans Devanagari UI ExtraCondensed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9:46:00.533788345</meta:creation-date>
    <dc:date>2024-03-31T12:41:37.164101170</dc:date>
    <meta:editing-duration>PT1H1M20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9" meta:paragraph-count="75" meta:word-count="1487" meta:character-count="9855" meta:non-whitespace-character-count="8431"/>
  </office:meta>
</office:document-meta>
</file>